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68bd2" draw:textarea-horizontal-align="justify" draw:textarea-vertical-align="middle" draw:auto-grow-height="false" fo:min-height="1.162cm" fo:min-width="5.847cm"/>
    </style:style>
    <style:style style:name="gr2" style:family="graphic" style:parent-style-name="standard">
      <style:graphic-properties draw:stroke="none" draw:fill-color="#cb4b16" draw:textarea-horizontal-align="justify" draw:textarea-vertical-align="middle" draw:auto-grow-height="false" fo:min-height="1.602cm" fo:min-width="2.278cm"/>
    </style:style>
    <style:style style:name="gr3" style:family="graphic" style:parent-style-name="standard">
      <style:graphic-properties draw:stroke="none" draw:fill-color="#2aa198" draw:textarea-horizontal-align="justify" draw:textarea-vertical-align="middle" draw:auto-grow-height="false" fo:min-height="1.602cm" fo:min-width="2.278cm"/>
    </style:style>
    <style:style style:name="gr4" style:family="graphic" style:parent-style-name="standard">
      <style:graphic-properties draw:stroke="none" draw:fill-color="#859900" draw:textarea-horizontal-align="justify" draw:textarea-vertical-align="middle" draw:auto-grow-height="false" fo:min-height="1.602cm" fo:min-width="2.27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-color="#073642" draw:textarea-horizontal-align="justify" draw:textarea-vertical-align="middle" draw:auto-grow-height="false" fo:min-height="1.162cm" fo:min-width="0.912cm"/>
    </style:style>
    <style:style style:name="gr7" style:family="graphic" style:parent-style-name="standard">
      <style:graphic-properties draw:stroke="none" draw:fill-color="#eee8d5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draw:stroke="none" draw:fill-color="#eee8d5" draw:textarea-horizontal-align="justify" draw:textarea-vertical-align="middle" draw:auto-grow-height="false" fo:min-height="1.85cm" fo:min-width="3.5cm"/>
    </style:style>
    <style:style style:name="gr9" style:family="graphic" style:parent-style-name="standard">
      <style:graphic-properties svg:stroke-color="#77216f" draw:fill-color="#9999ff" draw:textarea-horizontal-align="justify" draw:textarea-vertical-align="middle" draw:auto-grow-height="false" fo:min-height="1.122cm" fo:min-width="3.5cm"/>
    </style:style>
    <style:style style:name="gr10" style:family="graphic" style:parent-style-name="standard">
      <style:graphic-properties svg:stroke-color="#77216f" draw:fill-color="#9999ff" draw:textarea-horizontal-align="justify" draw:textarea-vertical-align="middle" draw:auto-grow-height="false" fo:min-height="0.518cm" fo:min-width="2.701cm"/>
    </style:style>
    <style:style style:name="gr11" style:family="graphic" style:parent-style-name="standard">
      <style:graphic-properties draw:stroke="none" svg:stroke-color="#000000" draw:fill="none" draw:fill-color="#ffffff" fo:min-height="1.132cm"/>
    </style:style>
    <style:style style:name="P1" style:family="paragraph">
      <style:paragraph-properties fo:text-align="center"/>
    </style:style>
    <style:style style:name="P2" style:family="paragraph">
      <loext:graphic-properties draw:fill-color="#268bd2"/>
      <style:paragraph-properties fo:text-align="center"/>
      <style:text-properties fo:color="#93a1a1" style:font-name="Raleway1" fo:font-size="18pt" style:font-size-asian="18pt" style:font-size-complex="18pt"/>
    </style:style>
    <style:style style:name="P3" style:family="paragraph">
      <loext:graphic-properties draw:fill-color="#cb4b16"/>
      <style:paragraph-properties fo:text-align="center"/>
      <style:text-properties style:font-name="Raleway1" fo:font-size="18pt" style:font-size-asian="18pt" style:font-size-complex="18pt"/>
    </style:style>
    <style:style style:name="P4" style:family="paragraph">
      <loext:graphic-properties draw:fill-color="#2aa198"/>
      <style:paragraph-properties fo:text-align="center"/>
      <style:text-properties style:font-name="Raleway1" fo:font-size="18pt" style:font-size-asian="18pt" style:font-size-complex="18pt"/>
    </style:style>
    <style:style style:name="P5" style:family="paragraph">
      <loext:graphic-properties draw:fill-color="#859900"/>
      <style:paragraph-properties fo:text-align="center"/>
      <style:text-properties style:font-name="Raleway1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839496"/>
    </style:style>
    <style:style style:name="P8" style:family="paragraph">
      <loext:graphic-properties draw:fill-color="#073642"/>
      <style:paragraph-properties fo:text-align="center"/>
      <style:text-properties fo:color="#839496"/>
    </style:style>
    <style:style style:name="P9" style:family="paragraph">
      <loext:graphic-properties draw:fill-color="#eee8d5"/>
      <style:paragraph-properties fo:text-align="center"/>
      <style:text-properties fo:color="#839496"/>
    </style:style>
    <style:style style:name="P10" style:family="paragraph">
      <style:paragraph-properties fo:text-align="center"/>
      <style:text-properties fo:color="#839496" fo:font-size="8pt"/>
    </style:style>
    <style:style style:name="P11" style:family="paragraph">
      <loext:graphic-properties draw:fill-color="#073642"/>
      <style:paragraph-properties fo:text-align="center"/>
      <style:text-properties fo:color="#839496" fo:font-size="8pt" style:font-size-asian="18pt" style:font-size-complex="18pt"/>
    </style:style>
    <style:style style:name="P12" style:family="paragraph">
      <style:paragraph-properties fo:text-align="start" style:writing-mode="lr-tb"/>
      <style:text-properties fo:color="#839496"/>
    </style:style>
    <style:style style:name="P13" style:family="paragraph">
      <loext:graphic-properties draw:fill-color="#9999ff"/>
      <style:paragraph-properties fo:text-align="start" style:writing-mode="lr-tb"/>
      <style:text-properties fo:color="#839496"/>
    </style:style>
    <style:style style:name="P14" style:family="paragraph">
      <style:paragraph-properties fo:text-align="center" style:writing-mode="lr-tb"/>
      <style:text-properties fo:color="#839496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839496"/>
    </style:style>
    <style:style style:name="T1" style:family="text">
      <style:text-properties style:font-name="Raleway1" fo:font-size="18pt" fo:font-weight="800" style:font-size-asian="18pt" style:font-size-complex="18pt"/>
    </style:style>
    <style:style style:name="T2" style:family="text">
      <style:text-properties style:font-name="Raleway1" fo:font-size="18pt" style:font-size-asian="18pt" style:font-size-complex="18pt"/>
    </style:style>
    <style:style style:name="T3" style:family="text">
      <style:text-properties fo:color="#839496" style:font-name="Raleway1" fo:font-size="9pt" style:font-size-asian="18pt" style:font-size-complex="18pt"/>
    </style:style>
    <style:style style:name="T4" style:family="text">
      <style:text-properties fo:color="#839496" style:font-name="Raleway1" fo:font-size="9pt" fo:font-weight="800" style:font-size-asian="18pt" style:font-size-complex="18pt"/>
    </style:style>
    <style:style style:name="T5" style:family="text">
      <style:text-properties fo:color="#839496" style:font-name="Raleway1" fo:font-size="9pt" fo:font-weight="normal" style:font-size-asian="18pt" style:font-size-complex="18pt"/>
    </style:style>
    <style:style style:name="T6" style:family="text">
      <style:text-properties fo:color="#839496" style:font-name="Raleway1" fo:font-size="8pt" style:font-size-asian="18pt" style:font-size-complex="18pt"/>
    </style:style>
    <style:style style:name="T7" style:family="text">
      <style:text-properties style:use-window-font-color="true" style:font-name="Raleway1" fo:font-size="9pt" style:font-size-asian="18pt" style:font-size-complex="18pt"/>
    </style:style>
    <style:style style:name="T8" style:family="text">
      <style:text-properties fo:color="#000000" style:font-name="Raleway1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95cm" svg:height="2cm" svg:x="2cm" svg:y="2cm">
          <text:p text:style-name="P1"><text:span text:style-name="T1">STEP 1</text:span></text:p>
          <text:p text:style-name="P1"><text:span text:style-name="T2">outlier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" draw:id="id1" draw:layer="layout" svg:width="3cm" svg:height="2cm" svg:x="2cm" svg:y="5cm">
          <text:p text:style-name="P1"><text:span text:style-name="T2">site</text:span></text:p>
          <text:p text:style-name="P1"><text:span text:style-name="T2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" draw:id="id2" draw:layer="layout" svg:width="3cm" svg:height="2cm" svg:x="9.001cm" svg:y="5.001cm">
          <text:p text:style-name="P1"><text:span text:style-name="T2">site</text:span></text:p>
          <text:p text:style-name="P1"><text:span text:style-name="T2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" draw:id="id3" draw:layer="layout" svg:width="3cm" svg:height="2cm" svg:x="16cm" svg:y="5cm">
          <text:p text:style-name="P1"><text:span text:style-name="T2">site</text:span></text:p>
          <text:p text:style-name="P1"><text:span text:style-name="T2">Sfn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6" draw:layer="layout" draw:type="line" svg:x1="5cm" svg:y1="6cm" svg:x2="9.001cm" svg:y2="6.001cm" draw:start-shape="id1" draw:start-glue-point="7" draw:end-shape="id2" svg:d="M5000 6000l4001 1" svg:viewBox="0 0 4002 2">
          <text:p/>
        </draw:connector>
        <draw:connector draw:style-name="gr5" draw:text-style-name="P6" draw:layer="layout" draw:type="line" svg:x1="12.001cm" svg:y1="6.001cm" svg:x2="16cm" svg:y2="6cm" draw:start-shape="id2" draw:start-glue-point="7" draw:end-shape="id3" draw:end-glue-point="5" svg:d="M12001 6001l3999-1" svg:viewBox="0 0 4000 2">
          <text:p/>
        </draw:connector>
        <draw:custom-shape draw:style-name="gr6" draw:text-style-name="P8" xml:id="id7" draw:id="id7" draw:layer="layout" svg:width="2cm" svg:height="2cm" svg:x="13cm" svg:y="5cm">
          <text:p text:style-name="P7"><text:span text:style-name="T3">loose</text:span></text:p>
          <text:p text:style-name="P7"><text:span text:style-name="T3">outlier</text:span></text:p>
          <text:p text:style-name="P7"><text:span text:style-name="T3">detection</text:span></text:p>
          <text:p text:style-name="P7"><text:span text:style-name="T3">onl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7" draw:text-style-name="P9" xml:id="id4" draw:id="id4" draw:layer="layout" svg:width="4cm" svg:height="2cm" svg:x="8cm" svg:y="8cm">
          <text:p text:style-name="P7"><text:span text:style-name="T3">flagrant </text:span><text:span text:style-name="T3">outliers</text:span></text:p>
          <text:p text:style-name="P7"><text:span text:style-name="T3">subsituted in </text:span><text:span text:style-name="T3">data</text:span></text:p>
          <text:p text:style-name="P7"><text:span text:style-name="T3">&amp;</text:span></text:p>
          <text:p text:style-name="P7"><text:span text:style-name="T3">flagged as</text:span></text:p>
          <text:p text:style-name="P7"><text:span text:style-name="T4">OUT_REPLA</text:span><text:span text:style-name="T4">C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xml:id="id6" draw:id="id6" draw:layer="layout" svg:width="4cm" svg:height="2.1cm" svg:x="15.001cm" svg:y="8.001cm">
          <text:p text:style-name="P7"><text:span text:style-name="T3">outlier areas</text:span></text:p>
          <text:p text:style-name="P7"><text:span text:style-name="T3">flagged as</text:span></text:p>
          <text:p text:style-name="P7"><text:span text:style-name="T4">OUT_WARN</text:span></text:p>
          <text:p text:style-name="P7"><text:span text:style-name="T5">(intended for check in</text:span></text:p>
          <text:p text:style-name="P7"><text:span text:style-name="T5">visual check ste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8cm" svg:y1="9cm" svg:x2="7.001cm" svg:y2="7.001cm" draw:start-shape="id4" draw:start-glue-point="5" draw:end-shape="id5" draw:end-glue-point="8" svg:d="M8000 9000h-999v-1999" svg:viewBox="0 0 1000 2000">
          <text:p/>
        </draw:connector>
        <draw:connector draw:style-name="gr5" draw:text-style-name="P6" draw:layer="layout" svg:x1="15.001cm" svg:y1="9.051cm" svg:x2="14cm" svg:y2="7cm" draw:start-shape="id6" draw:start-glue-point="5" draw:end-shape="id7" draw:end-glue-point="8" svg:d="M15001 9051h-1001v-2051" svg:viewBox="0 0 1002 2052">
          <text:p/>
        </draw:connector>
        <draw:custom-shape draw:style-name="gr6" draw:text-style-name="P11" xml:id="id5" draw:id="id5" draw:layer="layout" svg:width="2cm" svg:height="2cm" svg:x="6.001cm" svg:y="5.001cm">
          <text:p text:style-name="P10"><text:span text:style-name="T6">conservative</text:span></text:p>
          <text:p text:style-name="P10"><text:span text:style-name="T6">outlier</text:span></text:p>
          <text:p text:style-name="P10"><text:span text:style-name="T6">detection &amp;</text:span></text:p>
          <text:p text:style-name="P10"><text:span text:style-name="T6">substitu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xml:id="id8" draw:id="id8">
          <draw:custom-shape draw:style-name="gr9" draw:text-style-name="P13" draw:layer="layout" svg:width="4cm" svg:height="2.3cm" svg:x="11.3cm" svg:y="10.5cm">
            <text:p text:style-name="P12"><text:span text:style-name="T7">out_remove</text:span></text:p>
            <text:p text:style-name="P12"><text:span text:style-name="T7"/></text:p>
            <text:p text:style-name="P12"><text:span text:style-name="T7"/></text:p>
            <text:p text:style-name="P12"><text:span text:style-name="T7"/>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13" draw:layer="layout" svg:width="3.2cm" svg:height="1.288cm" svg:x="11.72cm" svg:y="11.184cm">
            <text:p text:style-name="P12"><text:span text:style-name="T8">out_hampel_filter</text:span>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connector draw:style-name="gr5" draw:text-style-name="P6" draw:layer="layout" svg:x1="11.3cm" svg:y1="11.65cm" svg:x2="10cm" svg:y2="10cm" draw:start-shape="id8" draw:start-glue-point="3" draw:end-shape="id4" draw:end-glue-point="6" svg:d="M11300 11650h-1300v-1650" svg:viewBox="0 0 1301 1651">
          <text:p/>
        </draw:connector>
        <draw:connector draw:style-name="gr5" draw:text-style-name="P6" draw:layer="layout" svg:x1="15.3cm" svg:y1="11.65cm" svg:x2="17.001cm" svg:y2="10.101cm" draw:start-shape="id8" draw:start-glue-point="1" draw:end-shape="id6" draw:end-glue-point="6" svg:d="M15300 11650h1701v-1549" svg:viewBox="0 0 1702 1550">
          <text:p/>
        </draw:connector>
        <draw:frame draw:style-name="gr11" draw:text-style-name="P15" draw:layer="layout" svg:width="3.3cm" svg:height="1.382cm" svg:x="16.1cm" svg:y="10.918cm">
          <draw:text-box>
            <text:p text:style-name="P14"><text:span text:style-name="T8">bigger k </text:span></text:p>
            <text:p text:style-name="P14"><text:span text:style-name="T8">&amp;</text:span></text:p>
            <text:p text:style-name="P14"><text:span text:style-name="T8">substitute = 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1:39:40.645738769</meta:creation-date>
    <meta:editing-duration>PT3H42M8S</meta:editing-duration>
    <meta:editing-cycles>8</meta:editing-cycles>
    <meta:generator>LibreOffice/5.2.3.2$Linux_X86_64 LibreOffice_project/20m0$Build-2</meta:generator>
    <dc:date>2016-11-17T17:02:50.376967459</dc:date>
    <meta:document-statistic meta:object-count="18"/>
  </office:meta>
</office:document-meta>
</file>